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Menlo1" svg:font-family="Menlo" style:font-adornments="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/>
      <style:text-properties fo:color="#000000" style:font-name="Menlo1" fo:font-size="10pt" fo:font-weight="normal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fo:margin-top="0in" fo:margin-bottom="0in"/>
      <style:text-properties fo:color="#808080" fo:font-size="10pt" style:font-size-asian="10pt" style:font-size-complex="10pt"/>
    </style:style>
    <style:style style:name="P3" style:family="paragraph" style:parent-style-name="Preformatted_20_Text">
      <style:paragraph-properties fo:margin-top="0in" fo:margin-bottom="0in" fo:background-color="#ffffff">
        <style:background-image/>
      </style:paragraph-properties>
      <style:text-properties fo:color="#000000" style:font-name="Menlo1" fo:font-size="10pt" fo:font-weight="normal" style:font-size-asian="10pt" style:font-weight-asian="normal" style:font-size-complex="10pt" style:font-weight-complex="normal"/>
    </style:style>
    <style:style style:name="P4" style:family="paragraph" style:parent-style-name="Preformatted_20_Text">
      <style:paragraph-properties fo:margin-top="0in" fo:margin-bottom="0in" fo:background-color="#ffffff">
        <style:background-image/>
      </style:paragraph-properties>
      <style:text-properties fo:color="#000000" style:font-name="Menlo1" fo:font-size="9pt" fo:font-weight="normal" style:font-size-asian="9pt" style:font-weight-asian="normal" style:font-size-complex="9pt" style:font-weight-complex="normal"/>
    </style:style>
    <style:style style:name="P5" style:family="paragraph" style:parent-style-name="Preformatted_20_Text">
      <style:paragraph-properties fo:margin-top="0in" fo:margin-bottom="0in" fo:background-color="#ffffff">
        <style:background-image/>
      </style:paragraph-properties>
      <style:text-properties style:font-name="Menlo1"/>
    </style:style>
    <style:style style:name="P6" style:family="paragraph" style:parent-style-name="Preformatted_20_Text">
      <style:paragraph-properties fo:margin-left="0.3in" fo:margin-right="0in" fo:margin-top="0in" fo:margin-bottom="0in" fo:text-indent="0in" style:auto-text-indent="false" fo:background-color="#ffffff">
        <style:background-image/>
      </style:paragraph-properties>
      <style:text-properties fo:color="#000000" style:font-name="Menlo" fo:font-size="10pt" fo:font-style="normal" style:font-size-asian="10pt" style:font-style-asian="normal" style:font-size-complex="10pt" style:font-style-complex="normal"/>
    </style:style>
    <style:style style:name="P7" style:family="paragraph" style:parent-style-name="Preformatted_20_Text">
      <style:paragraph-properties fo:margin-left="0.3in" fo:margin-right="0in" fo:margin-top="0in" fo:margin-bottom="0in" fo:text-indent="0in" style:auto-text-indent="false" fo:background-color="#ffffff">
        <style:background-image/>
      </style:paragraph-properties>
      <style:text-properties fo:color="#000000" fo:font-size="10pt" fo:font-style="normal" style:font-size-asian="10pt" style:font-style-asian="normal" style:font-size-complex="10pt" style:font-style-complex="normal"/>
    </style:style>
    <style:style style:name="P8" style:family="paragraph" style:parent-style-name="Preformatted_20_Text">
      <style:paragraph-properties fo:margin-left="0.3in" fo:margin-right="0in" fo:margin-top="0in" fo:margin-bottom="0in" fo:text-indent="0in" style:auto-text-indent="false"/>
      <style:text-properties fo:color="#000000" style:font-name="Menlo1" fo:font-size="10pt" fo:font-weight="normal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margin-left="0.4598in" fo:margin-right="0in" fo:margin-top="0in" fo:margin-bottom="0in" fo:text-indent="0in" style:auto-text-indent="false"/>
      <style:text-properties fo:color="#000000" fo:font-size="10pt" fo:font-style="normal" style:font-size-asian="10pt" style:font-style-asian="normal" style:font-size-complex="10pt" style:font-style-complex="normal"/>
    </style:style>
    <style:style style:name="P10" style:family="paragraph" style:parent-style-name="Preformatted_20_Text">
      <style:paragraph-properties fo:margin-left="0.4598in" fo:margin-right="0in" fo:margin-top="0in" fo:margin-bottom="0in" fo:text-indent="0in" style:auto-text-indent="false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Preformatted_20_Text">
      <style:paragraph-properties fo:margin-left="0.4598in" fo:margin-right="0in" fo:margin-top="0in" fo:margin-bottom="0in" fo:text-indent="0in" style:auto-text-indent="false"/>
      <style:text-properties fo:color="#808080" style:font-name="Menl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Preformatted_20_Text">
      <style:paragraph-properties fo:margin-left="0.4598in" fo:margin-right="0in" fo:margin-top="0in" fo:margin-bottom="0in" fo:text-indent="0in" style:auto-text-indent="false"/>
      <style:text-properties fo:font-size="10pt" style:font-size-asian="10pt" style:font-size-complex="10pt"/>
    </style:style>
    <style:style style:name="P13" style:family="paragraph" style:parent-style-name="Preformatted_20_Text">
      <style:paragraph-properties fo:margin-left="0.5402in" fo:margin-right="0in" fo:margin-top="0in" fo:margin-bottom="0in" fo:text-indent="0in" style:auto-text-indent="false"/>
      <style:text-properties fo:color="#000000" style:font-name="Menlo1" fo:font-size="10pt" style:font-size-asian="10pt" style:font-size-complex="10pt"/>
    </style:style>
    <style:style style:name="P14" style:family="paragraph" style:parent-style-name="Preformatted_20_Text">
      <style:paragraph-properties fo:margin-left="0.5402in" fo:margin-right="0in" fo:margin-top="0in" fo:margin-bottom="0in" fo:text-indent="0in" style:auto-text-indent="false"/>
      <style:text-properties fo:color="#000000" style:font-name="Arial1" fo:font-size="10pt" fo:font-style="normal" style:font-size-asian="10pt" style:font-style-asian="normal" style:font-size-complex="10pt" style:font-style-complex="normal"/>
    </style:style>
    <style:style style:name="P15" style:family="paragraph" style:parent-style-name="Preformatted_20_Text">
      <style:paragraph-properties fo:margin-left="0.5402in" fo:margin-right="0in" fo:margin-top="0in" fo:margin-bottom="0in" fo:text-indent="0in" style:auto-text-indent="false" fo:background-color="#ffffff">
        <style:background-image/>
      </style:paragraph-properties>
      <style:text-properties style:font-name="Menlo1" fo:font-size="10pt" style:font-size-asian="10pt" style:font-size-complex="10pt"/>
    </style:style>
    <style:style style:name="P16" style:family="paragraph" style:parent-style-name="Preformatted_20_Text">
      <style:paragraph-properties fo:margin-left="0.5402in" fo:margin-right="0in" fo:margin-top="0in" fo:margin-bottom="0in" fo:text-indent="0in" style:auto-text-indent="false" fo:background-color="#ffffff">
        <style:background-image/>
      </style:paragraph-properties>
      <style:text-properties fo:color="#808080" style:font-name="Menl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top="0in" fo:margin-bottom="0in"/>
      <style:text-properties style:font-name="Arial1"/>
    </style:style>
    <style:style style:name="P18" style:family="paragraph" style:parent-style-name="Standard">
      <style:paragraph-properties fo:margin-top="0in" fo:margin-bottom="0in"/>
      <style:text-properties style:font-name="Arial1" fo:font-weight="bold" style:font-weight-asian="bold" style:font-weight-complex="bold"/>
    </style:style>
    <style:style style:name="P19" style:family="paragraph" style:parent-style-name="Standard">
      <style:paragraph-properties fo:margin-top="0in" fo:margin-bottom="0in" fo:background-color="#ffffff">
        <style:background-image/>
      </style:paragraph-properties>
      <style:text-properties fo:color="#000000" style:font-name="Arial1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 style:master-page-name="">
      <style:paragraph-properties fo:margin-left="0.3in" fo:margin-right="0in" fo:margin-top="0in" fo:margin-bottom="0in" fo:text-indent="0in" style:auto-text-indent="false" style:page-number="auto" fo:background-color="#ffffff">
        <style:background-image/>
      </style:paragraph-properties>
      <style:text-properties fo:color="#000000"/>
    </style:style>
    <style:style style:name="P21" style:family="paragraph" style:parent-style-name="Standard" style:master-page-name="">
      <style:paragraph-properties fo:margin-left="0.3in" fo:margin-right="0in" fo:margin-top="0in" fo:margin-bottom="0in" fo:text-indent="0in" style:auto-text-indent="false" style:page-number="auto"/>
      <style:text-properties style:font-name="Arial1"/>
    </style:style>
    <style:style style:name="P22" style:family="paragraph" style:parent-style-name="Standard" style:master-page-name="">
      <style:paragraph-properties fo:margin-left="0.3in" fo:margin-right="0in" fo:margin-top="0in" fo:margin-bottom="0in" fo:text-indent="0in" style:auto-text-indent="false" style:page-number="auto"/>
      <style:text-properties style:font-name="Arial1"/>
    </style:style>
    <style:style style:name="P23" style:family="paragraph" style:parent-style-name="Standard" style:master-page-name="">
      <style:paragraph-properties fo:margin-left="0.4598in" fo:margin-right="0in" fo:margin-top="0in" fo:margin-bottom="0in" fo:text-indent="0in" style:auto-text-indent="false" style:page-number="auto"/>
      <style:text-properties fo:font-size="12pt" style:font-size-asian="12pt" style:font-size-complex="12pt"/>
    </style:style>
    <style:style style:name="P24" style:family="paragraph" style:parent-style-name="Standard" style:master-page-name="">
      <style:paragraph-properties fo:margin-left="0.4598in" fo:margin-right="0in" fo:margin-top="0in" fo:margin-bottom="0in" fo:text-indent="0in" style:auto-text-indent="false" style:page-number="auto"/>
      <style:text-properties style:font-name="Arial1" fo:font-size="12pt" style:font-size-asian="12pt" style:font-size-complex="12pt"/>
    </style:style>
    <style:style style:name="P25" style:family="paragraph" style:parent-style-name="Standard" style:master-page-name="">
      <style:paragraph-properties fo:margin-left="0.5402in" fo:margin-right="0in" fo:margin-top="0in" fo:margin-bottom="0in" fo:text-indent="0in" style:auto-text-indent="false" style:page-number="auto"/>
      <style:text-properties style:font-name="Arial1"/>
    </style:style>
    <style:style style:name="P26" style:family="paragraph">
      <style:paragraph-properties fo:text-align="center"/>
    </style:style>
    <style:style style:name="T1" style:family="text">
      <style:text-properties style:font-name="Menlo"/>
    </style:style>
    <style:style style:name="T2" style:family="text">
      <style:text-properties style:font-name="Menlo" fo:font-style="italic"/>
    </style:style>
    <style:style style:name="T3" style:family="text">
      <style:text-properties style:font-name="Menlo" fo:font-weight="normal" style:font-weight-asian="normal" style:font-weight-complex="normal"/>
    </style:style>
    <style:style style:name="T4" style:family="text">
      <style:text-properties fo:font-style="italic"/>
    </style:style>
    <style:style style:name="T5" style:family="text">
      <style:text-properties fo:color="#000000"/>
    </style:style>
    <style:style style:name="T6" style:family="text">
      <style:text-properties fo:color="#000000" style:font-name="Menlo"/>
    </style:style>
    <style:style style:name="T7" style:family="text">
      <style:text-properties fo:color="#000000" style:font-name="Menlo" fo:font-weight="normal" style:font-weight-asian="normal" style:font-weight-complex="normal"/>
    </style:style>
    <style:style style:name="T8" style:family="text">
      <style:text-properties fo:color="#000000" style:font-name="Menlo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font-name="Menl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font-name="Arial1"/>
    </style:style>
    <style:style style:name="T13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Menlo1" fo:font-weight="normal" style:font-weight-asian="normal" style:font-weight-complex="normal"/>
    </style:style>
    <style:style style:name="gr1" style:family="graphic">
      <style:graphic-properties svg:stroke-width="0.011in" svg:stroke-color="#1c1c1c" draw:marker-start-width="0.1555in" draw:marker-end-width="0.1555in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agerAdapter Inhertiance</text:p>
      <text:p text:style-name="P17">PagerAdapter</text:p>
      <text:p text:style-name="P1"><draw:line text:anchor-type="paragraph" draw:z-index="0" draw:style-name="gr1" draw:text-style-name="P26" svg:x1="0.0461in" svg:y1="0.0146in" svg:x2="0.0098in" svg:y2="5.611in"><text:p/></draw:line> <text:s/>abstract int <text:s text:c="5"/>getCount();</text:p>
      <text:p text:style-name="P1"><text:s text:c="11"/>Object <text:s/>instantiateItem(ViewGroup container, int position) {thr Ex}</text:p>
      <text:p text:style-name="P3"><text:s text:c="11"/>void <text:s text:c="3"/>destroyItem(ViewGroup container, int position, Object object) {thr Ex}</text:p>
      <text:p text:style-name="P3"><text:s text:c="2"/>abstract boolean isViewFromObject(View view, Object object);</text:p>
      <text:p text:style-name="P3"><text:s text:c="11"/>int <text:s text:c="4"/>getItemPosition(Object object) {return <text:span text:style-name="T4">POSITION_UNCHANGED</text:span>;}</text:p>
      <text:p text:style-name="P3"><text:s text:c="11"/>void <text:s text:c="3"/>notifyDataSetChanged() {…}</text:p>
      <text:p text:style-name="P4"/>
      <text:p text:style-name="P20"><draw:line text:anchor-type="paragraph" draw:z-index="2" draw:style-name="gr1" draw:text-style-name="P26" svg:x1="0.0366in" svg:y1="0.0728in" svg:x2="0.2555in" svg:y2="0.0819in"><text:p/></draw:line><text:span text:style-name="T13">MyPlainPagerAdapter </text:span></text:p>
      <text:p text:style-name="P7"><text:span text:style-name="T3">int <text:s text:c="4"/>getCount() {</text:span><text:span text:style-name="T1">return characterAdapter.getCount();}</text:span></text:p>
      <text:p text:style-name="P6"><text:span text:style-name="T14">Object <text:s/>instantiateItem(ViewGroup, int) {...</text:span>}</text:p>
      <text:p text:style-name="P7"><text:span text:style-name="T3">void <text:s text:c="3"/>destroyItem(ViewGroup, int, Object) {...</text:span><text:span text:style-name="T1">}</text:span></text:p>
      <text:p text:style-name="P6"><text:span text:style-name="T14">boolean isViewFromObject(View, Object) {...</text:span>}</text:p>
      <text:p text:style-name="P19"/>
      <text:p text:style-name="P19"/>
      <text:p text:style-name="P19"/>
      <text:p text:style-name="P21"><draw:line text:anchor-type="paragraph" draw:z-index="1" draw:style-name="gr1" draw:text-style-name="P26" svg:x1="0.0366in" svg:y1="0.0728in" svg:x2="0.2555in" svg:y2="0.0819in"><text:p/></draw:line><draw:line text:anchor-type="paragraph" draw:z-index="4" draw:style-name="gr1" draw:text-style-name="P26" svg:x1="0.328in" svg:y1="0.1862in" svg:x2="0.328in" svg:y2="1.2697in"><text:p/></draw:line>FragmentPagerAdapter</text:p>
      <text:p text:style-name="P8"><text:s text:c="11"/>Object <text:s text:c="2"/>instantiateItem(ViewGroup, int) {getItem(int)}</text:p>
      <text:p text:style-name="P8"><text:s text:c="2"/>abstract Fragment getItem(int position);</text:p>
      <text:p text:style-name="P8"><text:s text:c="11"/>void <text:s text:c="4"/>destroyItem(ViewGroup, int, Object) {…}</text:p>
      <text:p text:style-name="P8"><text:s text:c="11"/>boolean <text:s/>isViewFromObject(View, Object) {…}</text:p>
      <text:p text:style-name="P8"><text:s text:c="11"/>long <text:s text:c="4"/>getItemId(int) {…}</text:p>
      <text:p text:style-name="P1"/>
      <text:p text:style-name="P24"><draw:line text:anchor-type="paragraph" draw:z-index="5" draw:style-name="gr1" draw:text-style-name="P26" svg:x1="0.328in" svg:y1="0.1071in" svg:x2="0.4189in" svg:y2="0.1071in"><text:p/></draw:line>MyFragPagerAdapter (Straight)</text:p>
      <text:p text:style-name="P9"><text:span text:style-name="T3">int <text:s text:c="5"/>getCount() {</text:span><text:span text:style-name="T1">return characterAdapter.getCount();}</text:span></text:p>
      <text:p text:style-name="P9"><text:span text:style-name="T1">Fragment getItem(int position) {return CharacterFragment.newInstance(characterAdapter.getCharacterAt(position));}</text:span></text:p>
      <text:p text:style-name="P2"><text:span text:style-name="T2"/></text:p>
      <text:p text:style-name="P23"><text:span text:style-name="T12">MyFragPagerAdapter (Kinked)</text:span></text:p>
      <text:p text:style-name="P9"><text:span text:style-name="T3">int <text:s text:c="5"/>getCount() {same</text:span><text:span text:style-name="T3">}</text:span></text:p>
      <text:p text:style-name="P10"><text:span text:style-name="T1">Fragment getItem(int position) {…}</text:span></text:p>
      <text:p text:style-name="P12"><text:span text:style-name="T8">int <text:s text:c="5"/>getItemPosition(Object object) {return characterAdapter.getItemPosition(character);}</text:span></text:p>
      <text:p text:style-name="P12"><text:span text:style-name="T8">long <text:s text:c="4"/>getItemId(int position) {...}</text:span></text:p>
      <text:p text:style-name="P11"><text:span text:style-name="T6">void <text:s text:c="4"/>changeChildTo(String parent, String nextChild) {characterAdapter.changeChildTo(parent, nextChild);}</text:span></text:p>
      <text:p text:style-name="P1"/>
      <text:p text:style-name="P1"/>
      <text:p text:style-name="P21"><draw:line text:anchor-type="paragraph" draw:z-index="3" draw:style-name="gr1" draw:text-style-name="P26" svg:x1="0.0098in" svg:y1="0.0602in" svg:x2="0.2827in" svg:y2="0.0602in"><text:p/></draw:line><draw:line text:anchor-type="paragraph" draw:z-index="6" draw:style-name="gr1" draw:text-style-name="P26" svg:x1="0.3461in" svg:y1="0.178in" svg:x2="0.328in" svg:y2="1.15in"><text:p/></draw:line>FragmentStatePagerAdapter </text:p>
      <text:p text:style-name="P8"><text:s text:c="11"/>Object <text:s text:c="2"/>instantiateItem(ViewGroup, int) {getItem(int)}</text:p>
      <text:p text:style-name="P8"><text:s text:c="2"/>abstract Fragment getItem(int position);</text:p>
      <text:p text:style-name="P8"><text:s text:c="11"/>void <text:s text:c="4"/>destroyItem(ViewGroup, int, Object) {…}</text:p>
      <text:p text:style-name="P8"><text:s text:c="11"/>boolean <text:s/>isViewFromObject(View, Object) {…}</text:p>
      <text:p text:style-name="P8"/>
      <text:p text:style-name="P25"><draw:line text:anchor-type="paragraph" draw:z-index="7" draw:style-name="gr1" draw:text-style-name="P26" svg:x1="0.3366in" svg:y1="0.1496in" svg:x2="0.5004in" svg:y2="0.148in"><text:p/></draw:line>MyFragStatePagerAdapter (Kinked)</text:p>
      <text:p text:style-name="P14"><text:span text:style-name="T3">int <text:s text:c="5"/>getCount() {</text:span><text:span text:style-name="T15">same as MyFragPagerAdapter</text:span><text:span text:style-name="T1">}</text:span></text:p>
      <text:p text:style-name="P13"><text:span text:style-name="T14">Fragment getItem(int position) {same as MyFragPagerAdapter</text:span><text:span text:style-name="T1">}</text:span></text:p>
      <text:p text:style-name="P15"><text:span text:style-name="T8">int <text:s text:c="5"/>getItemPosition(Object object) {same as MyFragPagerAdapter}</text:span></text:p>
      <text:p text:style-name="P16"><text:span text:style-name="T6">void <text:s text:c="4"/>changeChildTo(String parent, String nextChild) {same as MyFragPagerAdapter}</text:span></text:p>
      <text:p text:style-name="P5"><text:span text:style-name="T11">key: thr Ex = throw Exception. All methods are public. '…' represents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Menlo1" svg:font-family="Menlo" style:font-adornments="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7-01-24T09:52:46</meta:creation-date>
    <dc:date>2017-01-24T14:02:50</dc:date>
    <dc:creator>Flo Maldonado</dc:creator>
    <meta:editing-duration>PT3H54M54S</meta:editing-duration>
    <meta:editing-cycles>7</meta:editing-cycles>
    <meta:generator>OpenOffice/4.1.1$Unix OpenOffice.org_project/411m6$Build-9775</meta:generator>
    <meta:document-statistic meta:table-count="0" meta:image-count="0" meta:object-count="0" meta:page-count="1" meta:paragraph-count="39" meta:word-count="169" meta:character-count="2049"/>
  </office:meta>
</office:document-meta>
</file>